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Abstract">
      <style:text-properties fo:font-size="16pt" fo:language="en" fo:country="US" fo:font-weight="bold" style:font-size-asian="16pt" style:font-weight-asian="bold" style:language-complex="ar" style:country-complex="SA"/>
    </style:style>
    <style:style style:name="P5" style:family="paragraph" style:parent-style-name="Abstract">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Document_20_Title">
      <style:text-properties fo:language="en" fo:country="US" style:language-complex="ar" style:country-complex="SA"/>
    </style:style>
    <style:style style:name="P8" style:family="paragraph" style:parent-style-name="Standard">
      <style:text-properties style:font-name="Arial" fo:font-size="9pt" fo:language="en" fo:country="US" style:font-size-asian="9pt" style:font-size-complex="9pt" style:language-complex="ar" style:country-complex="SA"/>
    </style:style>
    <style:style style:name="P9" style:family="paragraph" style:parent-style-name="Standard">
      <style:text-properties style:font-name="Arial" fo:language="en" fo:country="US"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Standard">
      <style:text-properties fo:color="#ff0000" fo:language="en" fo:country="US" fo:font-style="italic" fo:font-weight="bold" style:font-style-asian="italic" style:font-weight-asian="bold" style:language-complex="ar" style:country-complex="SA"/>
    </style:style>
    <style:style style:name="P16" style:family="paragraph" style:parent-style-name="Standard" style:list-style-name="WW8Num3"/>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Heading_20_2">
      <style:text-properties fo:language="en" fo:country="US" style:language-complex="ar" style:country-complex="SA"/>
    </style:style>
    <style:style style:name="P20" style:family="paragraph" style:parent-style-name="Body" style:list-style-name="L1"/>
    <style:style style:name="P2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Definition_20_Term">
      <style:text-properties fo:language="en" fo:country="US" style:language-complex="ar" style:country-complex="SA"/>
    </style:style>
    <style:style style:name="P25"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style:font-name="Courier New1"/>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style:font-name="Couri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7407136" text:id="ct87407136">
          <text:insertion>
            <office:change-info>
              <dc:creator>Tim Ward</dc:creator>
              <dc:date>2015-05-20T11:15:00</dc:date>
            </office:change-info>
          </text:insertion>
        </text:changed-region>
        <text:changed-region xml:id="ct88006976" text:id="ct88006976">
          <text:insertion>
            <office:change-info>
              <dc:creator>Tim Ward</dc:creator>
              <dc:date>2015-05-20T11:15:00</dc:date>
            </office:change-info>
          </text:insertion>
        </text:changed-region>
        <text:changed-region xml:id="ct683744816" text:id="ct683744816">
          <text:insertion>
            <office:change-info>
              <dc:creator>Tim Ward</dc:creator>
              <dc:date>2015-05-20T11:15:00</dc:date>
            </office:change-info>
          </text:insertion>
        </text:changed-region>
        <text:changed-region xml:id="ct87973776" text:id="ct87973776">
          <text:insertion>
            <office:change-info>
              <dc:creator>Tim Ward</dc:creator>
              <dc:date>2015-05-20T11:16:00</dc:date>
            </office:change-info>
          </text:insertion>
        </text:changed-region>
        <text:changed-region xml:id="ct92159936" text:id="ct92159936">
          <text:format-change>
            <office:change-info>
              <dc:creator>Tim Ward</dc:creator>
              <dc:date>2015-05-20T14:45:00</dc:date>
            </office:change-info>
          </text:format-change>
        </text:changed-region>
        <text:changed-region xml:id="ct683850576" text:id="ct683850576">
          <text:insertion>
            <office:change-info>
              <dc:creator>Tim Ward</dc:creator>
              <dc:date>2015-05-20T14:44:00</dc:date>
            </office:change-info>
          </text:insertion>
        </text:changed-region>
        <text:changed-region xml:id="ct358819040" text:id="ct358819040">
          <text:insertion>
            <office:change-info>
              <dc:creator>Tim Ward</dc:creator>
              <dc:date>2015-05-20T14:45:00</dc:date>
            </office:change-info>
          </text:insertion>
        </text:changed-region>
        <text:changed-region xml:id="ct92160128" text:id="ct92160128">
          <text:format-change>
            <office:change-info>
              <dc:creator>Tim Ward</dc:creator>
              <dc:date>2015-05-20T14:45:00</dc:date>
            </office:change-info>
          </text:format-change>
        </text:changed-region>
        <text:changed-region xml:id="ct683796448" text:id="ct683796448">
          <text:insertion>
            <office:change-info>
              <dc:creator>Tim Ward</dc:creator>
              <dc:date>2015-05-20T10:53:00</dc:date>
            </office:change-info>
          </text:insertion>
        </text:changed-region>
        <text:changed-region xml:id="ct91776912" text:id="ct91776912">
          <text:insertion>
            <office:change-info>
              <dc:creator>Tim Ward</dc:creator>
              <dc:date>2015-05-20T10:54:00</dc:date>
            </office:change-info>
          </text:insertion>
        </text:changed-region>
        <text:changed-region xml:id="ct91821616" text:id="ct91821616">
          <text:insertion>
            <office:change-info>
              <dc:creator>Tim Ward</dc:creator>
              <dc:date>2015-05-20T10:55:00</dc:date>
            </office:change-info>
          </text:insertion>
        </text:changed-region>
        <text:changed-region xml:id="ct91928928" text:id="ct91928928">
          <text:insertion>
            <office:change-info>
              <dc:creator>Tim Ward</dc:creator>
              <dc:date>2015-05-20T10:59:00</dc:date>
            </office:change-info>
          </text:insertion>
        </text:changed-region>
        <text:changed-region xml:id="ct86397984" text:id="ct86397984">
          <text:insertion>
            <office:change-info>
              <dc:creator>Tim Ward</dc:creator>
              <dc:date>2015-05-20T11:00:00</dc:date>
            </office:change-info>
          </text:insertion>
        </text:changed-region>
        <text:changed-region xml:id="ct461861168" text:id="ct461861168">
          <text:insertion>
            <office:change-info>
              <dc:creator>Tim Ward</dc:creator>
              <dc:date>2015-05-20T11:01:00</dc:date>
            </office:change-info>
          </text:insertion>
        </text:changed-region>
        <text:changed-region xml:id="ct91820960" text:id="ct91820960">
          <text:insertion>
            <office:change-info>
              <dc:creator>Tim Ward</dc:creator>
              <dc:date>2015-05-20T11:02:00</dc:date>
            </office:change-info>
          </text:insertion>
        </text:changed-region>
        <text:changed-region xml:id="ct91422912" text:id="ct91422912">
          <text:insertion>
            <office:change-info>
              <dc:creator>Tim Ward</dc:creator>
              <dc:date>2015-05-20T11:03:00</dc:date>
            </office:change-info>
          </text:insertion>
        </text:changed-region>
        <text:changed-region xml:id="ct87379616" text:id="ct87379616">
          <text:insertion>
            <office:change-info>
              <dc:creator>Tim Ward</dc:creator>
              <dc:date>2015-05-20T11:08:00</dc:date>
            </office:change-info>
          </text:insertion>
        </text:changed-region>
        <text:changed-region xml:id="ct91454704" text:id="ct91454704">
          <text:insertion>
            <office:change-info>
              <dc:creator>Tim Ward</dc:creator>
              <dc:date>2015-05-20T11:09:00</dc:date>
            </office:change-info>
          </text:insertion>
        </text:changed-region>
        <text:changed-region xml:id="ct91746272" text:id="ct91746272">
          <text:insertion>
            <office:change-info>
              <dc:creator>Tim Ward</dc:creator>
              <dc:date>2015-05-20T11:12:00</dc:date>
            </office:change-info>
          </text:insertion>
        </text:changed-region>
        <text:changed-region xml:id="ct729044656" text:id="ct729044656">
          <text:insertion>
            <office:change-info>
              <dc:creator>Tim Ward</dc:creator>
              <dc:date>2015-05-20T11:13:00</dc:date>
            </office:change-info>
          </text:insertion>
        </text:changed-region>
        <text:changed-region xml:id="ct91279808" text:id="ct91279808">
          <text:insertion>
            <office:change-info>
              <dc:creator>Tim Ward</dc:creator>
              <dc:date>2015-05-20T11:14:00</dc:date>
            </office:change-info>
          </text:insertion>
        </text:changed-region>
        <text:changed-region xml:id="ct730107680" text:id="ct730107680">
          <text:insertion>
            <office:change-info>
              <dc:creator>Tim Ward</dc:creator>
              <dc:date>2015-05-20T11:17:00</dc:date>
            </office:change-info>
          </text:insertion>
        </text:changed-region>
        <text:changed-region xml:id="ct87841296" text:id="ct87841296">
          <text:deletion>
            <office:change-info>
              <dc:creator>Tim Ward</dc:creator>
              <dc:date>2015-05-20T11:17:00</dc:date>
            </office:change-info>
            <text:p text:style-name="Body">e</text:p>
          </text:deletion>
        </text:changed-region>
        <text:changed-region xml:id="ct683810944" text:id="ct683810944">
          <text:deletion>
            <office:change-info>
              <dc:creator>Tim Ward</dc:creator>
              <dc:date>2015-05-20T11:17:00</dc:date>
            </office:change-info>
            <text:p text:style-name="Body">provide a</text:p>
          </text:deletion>
        </text:changed-region>
        <text:changed-region xml:id="ct684035872" text:id="ct684035872">
          <text:insertion>
            <office:change-info>
              <dc:creator>Tim Ward</dc:creator>
              <dc:date>2015-05-20T11:17:00</dc:date>
            </office:change-info>
          </text:insertion>
        </text:changed-region>
        <text:changed-region xml:id="ct461799184" text:id="ct461799184">
          <text:insertion>
            <office:change-info>
              <dc:creator>Tim Ward</dc:creator>
              <dc:date>2015-05-20T11:18:00</dc:date>
            </office:change-info>
          </text:insertion>
        </text:changed-region>
        <text:changed-region xml:id="ct684076144" text:id="ct684076144">
          <text:deletion>
            <office:change-info>
              <dc:creator>Tim Ward</dc:creator>
              <dc:date>2015-05-20T11:18:00</dc:date>
            </office:change-info>
            <text:p text:style-name="Body">using</text:p>
          </text:deletion>
        </text:changed-region>
        <text:changed-region xml:id="ct683820848" text:id="ct683820848">
          <text:insertion>
            <office:change-info>
              <dc:creator>Tim Ward</dc:creator>
              <dc:date>2015-05-20T11:18:00</dc:date>
            </office:change-info>
          </text:insertion>
        </text:changed-region>
        <text:changed-region xml:id="ct728987136" text:id="ct728987136">
          <text:insertion>
            <office:change-info>
              <dc:creator>Tim Ward</dc:creator>
              <dc:date>2015-05-20T13:00:00</dc:date>
            </office:change-info>
          </text:insertion>
        </text:changed-region>
        <text:changed-region xml:id="ct90143328" text:id="ct90143328">
          <text:insertion>
            <office:change-info>
              <dc:creator>Tim Ward</dc:creator>
              <dc:date>2015-05-20T14:46:00</dc:date>
            </office:change-info>
          </text:insertion>
        </text:changed-region>
        <text:changed-region xml:id="ct91970352" text:id="ct91970352">
          <text:insertion>
            <office:change-info>
              <dc:creator>Tim Ward</dc:creator>
              <dc:date>2015-05-20T14:46:00</dc:date>
            </office:change-info>
          </text:insertion>
        </text:changed-region>
        <text:changed-region xml:id="ct726786128" text:id="ct726786128">
          <text:insertion>
            <office:change-info>
              <dc:creator>Tim Ward</dc:creator>
              <dc:date>2015-05-20T11:18:00</dc:date>
            </office:change-info>
          </text:insertion>
        </text:changed-region>
        <text:changed-region xml:id="ct684072096" text:id="ct684072096">
          <text:deletion>
            <office:change-info>
              <dc:creator>Tim Ward</dc:creator>
              <dc:date>2015-05-20T11:18:00</dc:date>
            </office:change-info>
            <text:p text:style-name="Body">single</text:p>
          </text:deletion>
        </text:changed-region>
        <text:changed-region xml:id="ct683804352" text:id="ct683804352">
          <text:insertion>
            <office:change-info>
              <dc:creator>Tim Ward</dc:creator>
              <dc:date>2015-05-20T11:18:00</dc:date>
            </office:change-info>
          </text:insertion>
        </text:changed-region>
        <text:changed-region xml:id="ct91749792" text:id="ct91749792">
          <text:insertion>
            <office:change-info>
              <dc:creator>Tim Ward</dc:creator>
              <dc:date>2015-05-20T14:46:00</dc:date>
            </office:change-info>
          </text:insertion>
        </text:changed-region>
        <text:changed-region xml:id="ct92076896" text:id="ct92076896">
          <text:insertion>
            <office:change-info>
              <dc:creator>Tim Ward</dc:creator>
              <dc:date>2015-05-20T14:46:00</dc:date>
            </office:change-info>
          </text:insertion>
        </text:changed-region>
        <text:changed-region xml:id="ct729029200" text:id="ct729029200">
          <text:insertion>
            <office:change-info>
              <dc:creator>Tim Ward</dc:creator>
              <dc:date>2015-05-20T14:47:00</dc:date>
            </office:change-info>
          </text:insertion>
        </text:changed-region>
        <text:changed-region xml:id="ct458366064" text:id="ct458366064">
          <text:deletion>
            <office:change-info>
              <dc:creator>Tim Ward</dc:creator>
              <dc:date>2015-05-20T14:49:00</dc:date>
            </office:change-info>
            <text:p text:style-name="Body">s</text:p>
          </text:deletion>
        </text:changed-region>
        <text:changed-region xml:id="ct92128640" text:id="ct92128640">
          <text:insertion>
            <office:change-info>
              <dc:creator>Tim Ward</dc:creator>
              <dc:date>2015-05-20T14:50:00</dc:date>
            </office:change-info>
          </text:insertion>
        </text:changed-region>
        <text:changed-region xml:id="ct730095856" text:id="ct730095856">
          <text:deletion>
            <office:change-info>
              <dc:creator>Tim Ward</dc:creator>
              <dc:date>2015-05-20T13:00:00</dc:date>
            </office:change-info>
            <text:p text:style-name="Body">RS040 – The solution SHOULD NOT require that the JAX-RS container support JAX-RS 2.0.</text:p>
          </text:deletion>
        </text:changed-region>
        <text:changed-region xml:id="ct87838704" text:id="ct87838704">
          <text:insertion>
            <office:change-info>
              <dc:creator>Tim Ward</dc:creator>
              <dc:date>2015-05-20T13:00:00</dc:date>
            </office:change-info>
          </text:insertion>
        </text:changed-region>
        <text:changed-region xml:id="ct87936992" text:id="ct87936992">
          <text:insertion>
            <office:change-info>
              <dc:creator>Tim Ward</dc:creator>
              <dc:date>2015-05-20T13:01:00</dc:date>
            </office:change-info>
          </text:insertion>
        </text:changed-region>
        <text:changed-region xml:id="ct683911344" text:id="ct683911344">
          <text:insertion>
            <office:change-info>
              <dc:creator>Tim Ward</dc:creator>
              <dc:date>2015-05-20T14:14:00</dc:date>
            </office:change-info>
          </text:insertion>
        </text:changed-region>
        <text:changed-region xml:id="ct730107776" text:id="ct730107776">
          <text:insertion>
            <office:change-info>
              <dc:creator>Tim Ward</dc:creator>
              <dc:date>2015-05-20T14:17:00</dc:date>
            </office:change-info>
          </text:insertion>
        </text:changed-region>
        <text:changed-region xml:id="ct358620288" text:id="ct358620288">
          <text:insertion>
            <office:change-info>
              <dc:creator>Tim Ward</dc:creator>
              <dc:date>2015-05-20T14:18:00</dc:date>
            </office:change-info>
          </text:insertion>
        </text:changed-region>
        <text:changed-region xml:id="ct92015824" text:id="ct92015824">
          <text:insertion>
            <office:change-info>
              <dc:creator>Tim Ward</dc:creator>
              <dc:date>2015-05-20T14:19:00</dc:date>
            </office:change-info>
          </text:insertion>
        </text:changed-region>
        <text:changed-region xml:id="ct684028896" text:id="ct684028896">
          <text:insertion>
            <office:change-info>
              <dc:creator>Tim Ward</dc:creator>
              <dc:date>2015-05-20T14:29:00</dc:date>
            </office:change-info>
          </text:insertion>
        </text:changed-region>
        <text:changed-region xml:id="ct91772752" text:id="ct91772752">
          <text:insertion>
            <office:change-info>
              <dc:creator>Tim Ward</dc:creator>
              <dc:date>2015-05-20T14:28:00</dc:date>
            </office:change-info>
          </text:insertion>
        </text:changed-region>
        <text:changed-region xml:id="ct458912176" text:id="ct458912176">
          <text:insertion>
            <office:change-info>
              <dc:creator>Tim Ward</dc:creator>
              <dc:date>2015-05-20T14:29:00</dc:date>
            </office:change-info>
          </text:insertion>
        </text:changed-region>
        <text:changed-region xml:id="ct86497328" text:id="ct86497328">
          <text:insertion>
            <office:change-info>
              <dc:creator>Tim Ward</dc:creator>
              <dc:date>2015-05-20T14:30:00</dc:date>
            </office:change-info>
          </text:insertion>
        </text:changed-region>
        <text:changed-region xml:id="ct728981488" text:id="ct728981488">
          <text:insertion>
            <office:change-info>
              <dc:creator>Tim Ward</dc:creator>
              <dc:date>2015-05-20T14:31:00</dc:date>
            </office:change-info>
          </text:insertion>
        </text:changed-region>
        <text:changed-region xml:id="ct91473744" text:id="ct91473744">
          <text:format-change>
            <office:change-info>
              <dc:creator>Tim Ward</dc:creator>
              <dc:date>2015-05-20T11:07:00</dc:date>
            </office:change-info>
          </text:format-change>
        </text:changed-region>
        <text:changed-region xml:id="ct91983008" text:id="ct91983008">
          <text:insertion>
            <office:change-info>
              <dc:creator>Tim Ward</dc:creator>
              <dc:date>2015-05-20T11: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328612BC.png" xlink:type="simple" xlink:show="embed" xlink:actuate="onLoad"/></draw:frame></text:p>
      <text:p text:style-name="P7"><text:user-defined style:data-style-name="N0" text:name="RFP Title">RFP-173 JAX-RS Services</text:user-defined></text:p>
      <text:p text:style-name="P7"><text:span text:style-name="T1">Draft<text:line-break/><text:line-break/></text:span><text:span text:style-name="T1"><text:page-count style:num-format="1">10</text:page-count></text:span><text:span text:style-name="T1"> Pages</text:span></text:p>
      <text:p text:style-name="P22"/>
      <text:p text:style-name="P4">Abstract</text:p>
      <text:p text:style-name="P5">10 point Arial Centered.</text:p>
      <text:p text:style-name="Abstract">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18" text:outline-level="1" text:restart-numbering="true" text:start-value="-1">Document Information</text:h>
      <text:h text:style-name="P19" text:outline-level="2">License</text:h>
      <text:p text:style-name="P11">DISTRIBUTION AND FEEDBACK LICENSE, Version 2.0</text:p>
      <text:p text:style-name="P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
      <text:p text:style-name="P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
      <text:p text:style-name="P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NEITHER THE OSGi ALLIANCE NOR ANY THIRD PARTY WILL BE LIABLE FOR ANY DIRECT, INDIRECT, SPECIAL, INCIDENTAL OR CONSEQUENTIAL DAMAGES ARISING OUT OF OR RELATING TO ANY USE OR DISTRIBUTION OF THE DISTRIBUTION. </text:p>
      <text:p text:style-name="P8"/>
      <text:p text:style-name="P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
      <text:p text:style-name="P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
      <text:p text:style-name="P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
      <text:p text:style-name="P9">I HEREBY ACKNOWLEDGE AND AGREE TO THE TERMS AND CONDITIONS DELINEATED ABOVE.</text:p>
      <text:h text:style-name="P19"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P1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4</text:p>
          <text:p text:style-name="P12">1 Introduction<text:tab/>4</text:p>
          <text:p text:style-name="P12">2 Application Domain<text:tab/>5</text:p>
          <text:p text:style-name="P14">2.1 Bootstrapping in a WAR file<text:tab/>5</text:p>
          <text:p text:style-name="P13">2.1.1 Servlet 3.0 ServletContextInitializer<text:tab/>5</text:p>
          <text:p text:style-name="P13">2.1.2 Custom JAX-RS Application classes<text:tab/>6</text:p>
          <text:p text:style-name="P14">2.2 Bootstrapping in Java SE<text:tab/>6</text:p>
          <text:p text:style-name="P14">2.3 Bootstrapping in OSGi<text:tab/>6</text:p>
          <text:p text:style-name="P13">2.3.1 Deployment as a WAB<text:tab/>6</text:p>
          <text:p text:style-name="P13">2.3.2 Deployment using the HttpService<text:tab/>6</text:p>
          <text:p text:style-name="P14">2.4 Runtime behaviour<text:tab/>6</text:p>
          <text:p text:style-name="P14">2.5 Locating JAX-RS endpoints<text:tab/>6</text:p>
          <text:p text:style-name="P14">2.6 Terminology + Abbreviations<text:tab/>7</text:p>
          <text:p text:style-name="P12">3 Problem Description<text:tab/>7</text:p>
          <text:p text:style-name="P12">4 Use Cases<text:tab/>7</text:p>
          <text:p text:style-name="P14"><text:soft-page-break/>4.1 Single Resource<text:tab/>7</text:p>
          <text:p text:style-name="P14">4.2 JAX-RS Application<text:tab/>8</text:p>
          <text:p text:style-name="P14">4.3 Client Usage<text:tab/>8</text:p>
          <text:p text:style-name="P14">4.4 Version usage<text:tab/>8</text:p>
          <text:p text:style-name="P12">5 Requirements<text:tab/>8</text:p>
          <text:p text:style-name="P12">6 Document Support<text:tab/>9</text:p>
          <text:p text:style-name="P14">6.1 References<text:tab/>9</text:p>
          <text:p text:style-name="P14">6.2 Author’s Address<text:tab/>9</text:p>
          <text:p text:style-name="P14">6.3 End of Document<text:tab/>9</text:p>
        </text:index-body>
      </text:table-of-content>
      <text:p text:style-name="P10"/>
      <text:h text:style-name="P19"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3">Source code is shown in this typeface</text:span>.</text:p>
      <text:h text:style-name="P19"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CellBody">Jan 19 2015</text:p>
          </table:table-cell>
          <table:table-cell table:style-name="Table1.C1" office:value-type="string">
            <text:p text:style-name="CellBody">Tim Ward (<text:a xlink:type="simple" xlink:href="mailto:david.bosschaert@progress.com">t</text:a>im.ward@paremus.com)</text:p>
            <text:p text:style-name="CellBody">First draft of the JAX-RS whiteboard.</text:p>
          </table:table-cell>
        </table:table-row>
        <table:table-row table:style-name="Table1.2">
          <table:table-cell table:style-name="Table1.A3" office:value-type="string">
            <text:p text:style-name="P6"><text:change-start text:change-id="ct87407136"/>0.1<text:change-end text:change-id="ct87407136"/></text:p>
          </table:table-cell>
          <table:table-cell table:style-name="Table1.A3" office:value-type="string">
            <text:p text:style-name="CellBody"><text:change-start text:change-id="ct88006976"/>May 20 2015<text:change-end text:change-id="ct88006976"/></text:p>
          </table:table-cell>
          <table:table-cell table:style-name="Table1.C3" office:value-type="string">
            <text:p text:style-name="CellBody"><text:change-start text:change-id="ct683744816"/>Updates following the Cologne F<text:change-end text:change-id="ct683744816"/><text:change-start text:change-id="ct87973776"/>2F<text:change-end text:change-id="ct87973776"/></text:p>
          </table:table-cell>
        </table:table-row>
      </table:table>
      <text:p text:style-name="P10"/>
      <text:h text:style-name="P17"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text:soft-page-break/>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15683_1524377446">[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text:p>
      <text:p text:style-name="Body">Ideal JAX-RS services are stateless, and are usually instantiated by the container from a supplied class name or <text:span text:style-name="T4">Class</text:span> object. The use of class names is obviously a problem in OSGi, but otherwise JAX-RS services share many features with OSGi services. In that they provide a way for machines (or processes within a machine) to interact with one another through a defined contract. It would be advantageous to allow OSGi services to be directly exposed as JAX-RS beans, and to support the use of JAX-RS services within an OSGi framework without resorting to an HTTP call.</text:p>
      <text:h text:style-name="P17" text:outline-level="1">Application Domain</text:h>
      <text:p text:style-name="Body">JAX-RS is a well-known standard for building RESTful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managed beans, and to register the JAX-RS container with the servlet container.</text:p>
      <text:h text:style-name="Heading_20_3" text:outline-level="3"><text:soft-page-break/>Custom JAX-RS Application classes</text:h>
      <text:p text:style-name="Body">It is possible to customise the <text:change-start text:change-id="ct92159936"/><text:span text:style-name="T6">javax.ws.rs</text:span><text:change-end text:change-id="ct92159936"/><text:change-start text:change-id="ct683850576"/><text:span text:style-name="T6">.c</text:span><text:change-end text:change-id="ct683850576"/><text:change-start text:change-id="ct358819040"/><text:span text:style-name="T6">ore</text:span><text:change-end text:change-id="ct358819040"/><text:change-start text:change-id="ct92160128"/><text:span text:style-name="T6">.Application</text:span><text:change-end text:change-id="ct92160128"/> used to represent the set of JAX-RS bean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beans, or a JAX-RS application. Usually this requires the bean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bean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is available for use. In order for clients to be able to use this endpoint they must be notified of where it is. In general there is no standard way to discover this information, however a number of approaches can be used.</text:p>
      <text:list xml:id="list2889725344066299851" text:style-name="L1">
        <text:list-item>
          <text:p text:style-name="P20">Static configuration – Typically this is achieved using a properties file which statically defines the URI. The URI must be manually updated everywhere if the service is ever moved to a different host or path.</text:p>
        </text:list-item>
        <text:list-item>
          <text:p text:style-name="P20">Central registry – This may be static (i.e. a fixed list) or dynamic (i.e. the application registers itself). The client contacts a central registry, and queries for the location of the JAX-RS endpoint. The registry returns the location for the client to use.</text:p>
        </text:list-item>
        <text:list-item>
          <text:p text:style-name="P20">Dynamic discovery – A configuration discovery layer (e.g. ZeroConf, mDNS etc) can be used to dynamically discover local endpoints.<text:change-start text:change-id="ct683796448"/></text:p>
        </text:list-item>
      </text:list>
      <text:p text:style-name="Body"><text:soft-page-break/>The approaches above tie in very closely with the mechanisms available to OS<text:change-end text:change-id="ct683796448"/><text:change-start text:change-id="ct91776912"/>Gi's Remote Service Admin. Static endpoint information is available using the Endpoint XML extender, whereas dynamic discovery may use a centra<text:change-end text:change-id="ct91776912"/><text:change-start text:change-id="ct91821616"/>l registry suc<text:change-end text:change-id="ct91821616"/><text:change-start text:change-id="ct91928928"/>h as<text:change-end text:change-id="ct91928928"/><text:change-start text:change-id="ct86397984"/> ZooKeeper, or a peer-to-peer discovery mechanism<text:change-end text:change-id="ct86397984"/><text:change-start text:change-id="ct461861168"/> such as Bonjour. For OSGi environments it <text:change-end text:change-id="ct461861168"/><text:change-start text:change-id="ct91820960"/>should be possible reuse RSA discovery, although there must not be a hard requirement on the presence of an RSA discovery <text:change-end text:change-id="ct91820960"/><text:change-start text:change-id="ct91422912"/>provider for JAX-RS services to be hosted<text:change-end text:change-id="ct91422912"/></text:p>
      <text:h text:style-name="P19" text:outline-level="2">Terminology + Abbreviations</text:h>
      <text:h text:style-name="P17"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JAX-RS 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text:change-start text:change-id="ct87379616"/> This problem is typically sol<text:change-end text:change-id="ct87379616"/><text:change-start text:change-id="ct91454704"/>ved in OSGi<text:change-end text:change-id="ct91454704"/><text:change-start text:change-id="ct91746272"/> using Portable Java Contracts. The JavaJAXRS contr<text:change-end text:change-id="ct91746272"/><text:change-start text:change-id="ct729044656"/>acts defined at <text:bookmark-ref text:reference-format="number" text:ref-name="__RefNumPara__494_643888269">[6].</text:bookmark-ref> can be used by clients to avoid version matching issues, and so any JAX-RS code in OSGi <text:change-end text:change-id="ct729044656"/><text:change-start text:change-id="ct91279808"/>make use of them.<text:change-end text:change-id="ct91279808"/></text:p>
      <text:h text:style-name="P17" text:outline-level="1"><text:soft-page-break/>Use Cases</text:h>
      <text:h text:style-name="Heading_20_2" text:outline-level="2">Single Resource</text:h>
      <text:p text:style-name="Body">As an OSGi developer I wish to expose a single JAX-RS resource from my bundle in a provider-agnostic way. The JAX-RS resource depends on an OSGi service, and so must be able to be dynamically registered and unregistered from the JAX-RS container.</text:p>
      <text:h text:style-name="Heading_20_2" text:outline-level="2">JAX-RS Application</text:h>
      <text:p text:style-name="Body">As an OSGi developer I wish to expose a group of JAX-RS resources and providers packaged as a JAX-RS application. Several of the resources depend on configuration provided by Configuration Admin, and so need to be dynamically re-registered if the configuration changes.</text:p>
      <text:h text:style-name="Heading_20_2" text:outline-level="2">Client Usage</text:h>
      <text:p text:style-name="Body">As an OSGi developer I wish to discover and consume a JAX-RS service deployed in an OSGi framework so that I can call it using the JAX-RS client API. This requires a root URI for the JAX-RS resource endpoint. In the general case this endpoint may be in a s<text:change-start text:change-id="ct730107680"/>e<text:change-end text:change-id="ct730107680"/>p<text:change text:change-id="ct87841296"/>arate OSGi framework.</text:p>
      <text:h text:style-name="Heading_20_2" text:outline-level="2">Version usage</text:h>
      <text:p text:style-name="Body">As an OSGi developer I wish to <text:change text:change-id="ct683810944"/><text:change-start text:change-id="ct684035872"/>use the portable <text:change-end text:change-id="ct684035872"/><text:change-start text:change-id="ct461799184"/>Java contract for JAX-RS so that my<text:change-end text:change-id="ct461799184"/> version 1.0 JAX-RS service <text:change text:change-id="ct684076144"/><text:change-start text:change-id="ct683820848"/>can<text:change-end text:change-id="ct683820848"/><text:change-start text:change-id="ct728987136"/> use<text:change-end text:change-id="ct728987136"/> the maximum possible number of provider versions, despite the lack of semantic versioning in the API.</text:p>
      <text:h text:style-name="P17" text:outline-level="1">Requirements</text:h>
      <text:p text:style-name="Body">RS010 – The solution MUST provide a JAX-RS container independent mechanism for <text:change-start text:change-id="ct90143328"/>dynamically <text:change-end text:change-id="ct90143328"/>registering<text:change-start text:change-id="ct91970352"/> and unregistering<text:change-end text:change-id="ct91970352"/> a<text:change-start text:change-id="ct726786128"/>n<text:change-end text:change-id="ct726786128"/> <text:change text:change-id="ct684072096"/><text:change-start text:change-id="ct683804352"/>individual<text:change-end text:change-id="ct683804352"/> JAX-RS Resource</text:p>
      <text:p text:style-name="Body">RS020 – The solution MUST provide a JAX-RS container independent mechanism for <text:change-start text:change-id="ct91749792"/>dynamically <text:change-end text:change-id="ct91749792"/>registering<text:change-start text:change-id="ct92076896"/> and unregistering<text:change-end text:change-id="ct92076896"/> a <text:span text:style-name="T4">javax.ws.rs</text:span><text:change-start text:change-id="ct729029200"/><text:span text:style-name="T4">.core</text:span><text:change-end text:change-id="ct729029200"/><text:span text:style-name="T4">.Application</text:span> with the container.</text:p>
      <text:p text:style-name="Body">RS030 – The solution MUST provide a mechanism for discovering the URI at which the JAX-RS resource or application has become available and this SHOULD be suitable for discovery in remote frameworks. Remote Discovery MAY require the use of Remote Service<text:change text:change-id="ct458366064"/><text:change-start text:change-id="ct92128640"/> Admin<text:change-end text:change-id="ct92128640"/>, or some other OSGi specification</text:p>
      <text:p text:style-name="Body"><text:change text:change-id="ct730095856"/></text:p>
      <text:p text:style-name="Body"><text:soft-page-break/>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text:change-start text:change-id="ct87838704"/> or Http Whiteboard<text:change-end text:change-id="ct87838704"/> to provide a HTTP endpoint<text:change-start text:change-id="ct87936992"/>.</text:p>
      <text:p text:style-name="Body"><text:change-end text:change-id="ct87936992"/><text:change-start text:change-id="ct683911344"/>RS070 <text:span text:style-name="T5">–</text:span> The solution MUST NOT require the standardisation of another dependency injection container. JAX-RS services should be able to be provided as Declarative Service components, Blueprint beans or any other existing mechanism.<text:change-end text:change-id="ct683911344"/><text:change-start text:change-id="ct730107776"/></text:p>
      <text:p text:style-name="Body">RS<text:change-end text:change-id="ct730107776"/><text:change-start text:change-id="ct358620288"/>080 <text:span text:style-name="T5">–</text:span> The solution MUST NOT<text:change-end text:change-id="ct358620288"/><text:change-start text:change-id="ct92015824"/> prevent the JAX-RS container from performing method parameter injection<text:change-end text:change-id="ct92015824"/><text:change-start text:change-id="ct684028896"/>, for example an AsyncResponse object<text:change-end text:change-id="ct684028896"/><text:change-start text:change-id="ct91772752"/></text:p>
      <text:p text:style-name="Body">RS090<text:change-end text:change-id="ct91772752"/><text:change-start text:change-id="ct458912176"/> <text:span text:style-name="T5">–</text:span> The solution MUST NOT prevent the JAX-RS container from injecting “Context” <text:change-end text:change-id="ct458912176"/><text:change-start text:change-id="ct86497328"/>objects into fields or setters of the JAX-RS service, for example a <text:span text:style-name="T6">javax.ws.rs.core.Application</text:span> object<text:change-end text:change-id="ct86497328"/><text:change-start text:change-id="ct728981488"/>.<text:change-end text:change-id="ct728981488"/></text:p>
      <text:h text:style-name="P17" text:outline-level="1">Document Support</text:h>
      <text:h text:style-name="P19" text:outline-level="2">References</text:h>
      <text:list xml:id="list1189893856612082174" text:style-name="WW8Num3">
        <text:list-item>
          <text:p text:style-name="P24"><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item>
          <text:p text:style-name="Definition_20_Term"><text:bookmark-start text:name="__RefNumPara__15683_1524377446"/><text:span text:style-name="T2">HTTP 1.1 Specification RFC 2626 - </text:span><text:a xlink:type="simple" xlink:href="http://www.w3.org/Protocols/rfc2616/rfc2616.html"><text:span text:style-name="T2">http://www.w3.org/Protocols/rfc2616/rfc2616.html</text:span></text:a><text:span text:style-name="T2"> </text:span><text:bookmark-end text:name="__RefNumPara__15683_1524377446"/></text:p>
        </text:list-item>
        <text:list-item>
          <text:p text:style-name="Definition_20_Term"><text:bookmark-start text:name="__RefNumPara__15719_1524377446"/><text:span text:style-name="T2">JAX-RS 1.0 Specification - </text:span><text:a xlink:type="simple" xlink:href="https://jcp.org/aboutJava/communityprocess/final/jsr311/index.html"><text:span text:style-name="T2">https://jcp.org/aboutJava/communityprocess/final/jsr311/index.html</text:span></text:a><text:bookmark-end text:name="__RefNumPara__15719_1524377446"/></text:p>
        </text:list-item>
        <text:list-item>
          <text:p text:style-name="P25"><text:bookmark-start text:name="__RefNumPara__15721_1524377446"/><text:span text:style-name="T2">JAX-RS 2.0 Specification - </text:span><text:change-start text:change-id="ct91473744"/><text:a xlink:type="simple" xlink:href="https://jcp.org/aboutJava/communityprocess/final/jsr339/index.html"><text:span text:style-name="T2">https://jcp.org/aboutJava/communityprocess/final/jsr339/index.html</text:span></text:a><text:bookmark-end text:name="__RefNumPara__15721_1524377446"/><text:change-end text:change-id="ct91473744"/><text:change-start text:change-id="ct91983008"/></text:p>
        </text:list-item>
        <text:list-item>
          <text:p text:style-name="P25"><text:bookmark-start text:name="__RefNumPara__494_643888269"/><text:span text:style-name="T2">OSGi Portable Java Contracts - </text:span><text:a xlink:type="simple" xlink:href="http://www.osgi.org/Specifications/ReferenceContract"><text:span text:style-name="T2">http://www.osgi.org/Specifications/ReferenceContract</text:span></text:a><text:bookmark-end text:name="__RefNumPara__494_643888269"/></text:p>
          <text:p text:style-name="P16"><text:span text:style-name="T2"/></text:p>
        </text:list-item>
      </text:list>
      <text:p text:style-name="Standard"><text:change-end text:change-id="ct91983008"/><text:span text:style-name="T2"/></text:p>
      <text:p text:style-name="P15"/>
      <text:h text:style-name="P19" text:outline-level="2">Author’s Address</text:h>
      <text:p text:style-name="P10"/>
      <table:table table:name="Table2" table:style-name="Table2">
        <table:table-column table:style-name="Table2.A"/>
        <table:table-column table:style-name="Table2.B"/>
        <text:soft-page-break/>
        <table:table-row table:style-name="Table2.1">
          <table:table-cell table:style-name="Table2.A1" office:value-type="string">
            <text:p text:style-name="P3">Name</text:p>
          </table:table-cell>
          <table:table-cell table:style-name="Table2.B1" office:value-type="string">
            <text:p text:style-name="P3">Tim Ward</text:p>
          </table:table-cell>
        </table:table-row>
        <table:table-row table:style-name="Table2.1">
          <table:table-cell table:style-name="Table2.A1" office:value-type="string">
            <text:p text:style-name="P3">Company</text:p>
          </table:table-cell>
          <table:table-cell table:style-name="Table2.B1" office:value-type="string">
            <text:p text:style-name="P3">Paremus</text:p>
          </table:table-cell>
        </table:table-row>
        <table:table-row table:style-name="Table2.1">
          <table:table-cell table:style-name="Table2.A1" office:value-type="string">
            <text:p text:style-name="P3">Address</text:p>
          </table:table-cell>
          <table:table-cell table:style-name="Table2.B1" office:value-type="string">
            <text:p text:style-name="P3"/>
          </table:table-cell>
        </table:table-row>
        <table:table-row table:style-name="Table2.1">
          <table:table-cell table:style-name="Table2.A1" office:value-type="string">
            <text:p text:style-name="P3">Voice</text:p>
          </table:table-cell>
          <table:table-cell table:style-name="Table2.B1" office:value-type="string">
            <text:p text:style-name="P3"/>
          </table:table-cell>
        </table:table-row>
        <table:table-row table:style-name="Table2.1">
          <table:table-cell table:style-name="Table2.A1" office:value-type="string">
            <text:p text:style-name="P6">e-mail</text:p>
          </table:table-cell>
          <table:table-cell table:style-name="Table2.B1" office:value-type="string">
            <text:p text:style-name="P3">tim.ward@paremus.com</text:p>
          </table:table-cell>
        </table:table-row>
      </table:table>
      <text:p text:style-name="P10"/>
      <text:h text:style-name="P19"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draw:image xlink:href="Pictures/1000020100000427000001D8328612BC.png" xlink:type="simple" xlink:show="embed" xlink:actuate="onLoad"/></draw:frame><text:tab/><text:user-defined style:data-style-name="N0" text:name="RFP Title">RFP-173 JAX-RS Services</text:user-defined><text:tab/>Page <text:page-number text:select-page="current">10</text:page-number> of <text:page-count style:num-format="1">10</text:page-count></text:p>
        <text:p text:style-name="Header"/>
        <text:p text:style-name="Header"><text:tab/>Draft<text:tab/><text:modification-date style:data-style-name="N76">May 20,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5-01-19T06:47:25</meta:creation-date>
    <meta:editing-cycles>18</meta:editing-cycles>
    <meta:editing-duration>P1DT6H25M32S</meta:editing-duration>
    <meta:initial-creator>Tim Ward</meta:initial-creator>
    <dc:date>2015-05-20T14:50:07</dc:date>
    <dc:creator>Tim Ward</dc:creator>
    <meta:document-statistic meta:table-count="2" meta:image-count="2" meta:object-count="0" meta:page-count="10" meta:paragraph-count="148" meta:word-count="3289" meta:character-count="21019"/>
    <meta:user-defined meta:name="Info"/>
    <meta:user-defined meta:name="Info 3"/>
    <meta:user-defined meta:name="Info 4"/>
    <meta:user-defined meta:name="RFP Title">RFP-173 JAX-RS Services</meta:user-defined>
  </office:meta>
</office:document-meta>
</file>